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6.773cm" table:align="left"/>
    </style:style>
    <style:style style:name="Tabelle1.A" style:family="table-column">
      <style:table-column-properties style:column-width="3.193cm"/>
    </style:style>
    <style:style style:name="Tabelle1.B" style:family="table-column">
      <style:table-column-properties style:column-width="3.581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d9fa8" officeooo:paragraph-rsid="001d9fa8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d9fa8" officeooo:paragraph-rsid="001d9fa8"/>
    </style:style>
    <style:style style:name="P4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d9fa8" officeooo:paragraph-rsid="001d9fa8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e2438" officeooo:paragraph-rsid="001e2438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e2438" officeooo:paragraph-rsid="001e2438"/>
    </style:style>
    <style:style style:name="P7" style:family="paragraph" style:parent-style-name="Text_20_body">
      <style:paragraph-properties fo:margin-top="0cm" fo:margin-bottom="0cm" loext:contextual-spacing="false" fo:break-before="page"/>
      <style:text-properties officeooo:rsid="001d9fa8" officeooo:paragraph-rsid="001d9fa8"/>
    </style:style>
    <style:style style:name="P8" style:family="paragraph" style:parent-style-name="Heading_20_3">
      <style:text-properties officeooo:rsid="001d9fa8" officeooo:paragraph-rsid="001d9fa8"/>
    </style:style>
    <style:style style:name="P9" style:family="paragraph"/>
    <style:style style:name="T1" style:family="text">
      <style:text-properties officeooo:rsid="001e2438"/>
    </style:style>
    <style:style style:name="gr1" style:family="graphic">
      <style:graphic-properties fo:border="none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98cb7c8ec3f33c4b" form:apply-filter="true" form:method="post" form:control-implementation="ooo:com.sun.star.form.component.Form" office:target-frame="" xlink:href="../../../../../portal/portal/_ns:YlZlbG9jaXR5T25lQ29sdW1uX19GdW5rdGlvbnNidXR0b25zUG9ydGxldHxjMHxkMXxm/_o:da7bad2b730974e8/" xlink:type="simple">
          <form:properties>
            <form:property form:property-name="PropertyChangeNotificationEnabled" office:value-type="boolean" office:boolean-value="true"/>
          </form:properties>
        </form:form>
        <form:form form:name="1b01406c65614f0a" form:apply-filter="true" form:method="post" form:control-implementation="ooo:com.sun.star.form.component.Form" office:target-frame="" xlink:href="../../../../../portal/portal/_ns:YlZlbG9jaXR5T25lQ29sdW1uX19ndlBvcnRsZXR8YzB8ZDF8Zg__/_o:da7bad2b730974e8/" xlink:type="simple">
          <form:properties>
            <form:property form:property-name="PropertyChangeNotificationEnabled" office:value-type="boolean" office:boolean-value="true"/>
          </form:properties>
          <form:image form:name="ZwMrJfXkzeIAJXdD" form:control-implementation="ooo:com.sun.star.form.component.ImageButton" xml:id="control1" form:id="control1" form:button-type="submit" office:target-frame="" xlink:href="" form:image-data="https://portal.sparkasse-nuernberg.de/ifdata/76050101/IPSTANDARD/4/content/www/pixel/ipo/blank.gif">
            <form:properties>
              <form:property form:property-name="DefaultControl" office:value-type="string" office:string-value="com.sun.star.form.control.ImageButton"/>
            </form:properties>
          </form:imag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Überprüfung Ihrer Kontaktdaten</text:h>
      <text:p text:style-name="P2"><draw:control text:anchor-type="as-char" draw:z-index="0" draw:style-name="gr1" draw:text-style-name="P9" svg:width="0.027cm" svg:height="0.027cm" draw:control="control1"/></text:p>
      <text:p text:style-name="P2">wir bitten Sie um die Prüfung und ggf. Ergänzung Ihrer im System hinterlegten Kontaktdaten. Fehlende Angaben werden durch einen roten Hinweistext gekennzeichnet. </text:p>
      <text:p text:style-name="P2">Es sind keine Telefonnummern von Ihnen im System hinterlegt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Table_20_Heading"><text:span text:style-name="Strong_20_Emphasis">Adressen</text:span></text:p>
          </table:table-cell>
          <table:covered-table-cell/>
        </table:table-row>
        <table:table-row>
          <table:table-cell table:style-name="Tabelle1.A1" office:value-type="string">
            <text:p text:style-name="Table_20_Contents"><text:span text:style-name="Strong_20_Emphasis">Hauptwohnsitz</text:span> <text:line-break/>Straße <text:line-break/>PLZ / Ort <text:line-break/>Land </text:p>
          </table:table-cell>
          <table:table-cell table:style-name="Tabelle1.A1" office:value-type="string">
            <text:p text:style-name="Table_20_Contents"><text:line-break/>Neugasse 85 <text:line-break/>8005 ZUERICH <text:line-break/>SCHWEIZ </text:p>
          </table:table-cell>
        </table:table-row>
        <table:table-row>
          <table:table-cell table:style-name="Tabelle1.A1" table:number-columns-spanned="2" office:value-type="string">
            <text:p text:style-name="Table_20_Contents"> </text:p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Table_20_Heading"><text:span text:style-name="Strong_20_Emphasis">Telefon-Nummer</text:span></text:p>
          </table:table-cell>
          <table:covered-table-cell/>
        </table:table-row>
        <table:table-row>
          <table:table-cell table:style-name="Tabelle1.A1" office:value-type="string">
            <text:p text:style-name="Table_20_Contents"><text:span text:style-name="Strong_20_Emphasis">Telefonnummer</text:span> <text:line-break/>Nutzung </text:p>
          </table:table-cell>
          <table:table-cell table:style-name="Tabelle1.A1" office:value-type="string">
            <text:p text:style-name="Table_20_Contents">+41 787720 815 <text:line-break/>dienstlich </text:p>
          </table:table-cell>
        </table:table-row>
        <table:table-row>
          <table:table-cell table:style-name="Tabelle1.A1" table:number-columns-spanned="2" office:value-type="string">
            <text:p text:style-name="Table_20_Contents"> </text:p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Table_20_Heading"><text:span text:style-name="Strong_20_Emphasis">E-Mail-Adressen</text:span></text:p>
          </table:table-cell>
          <table:covered-table-cell/>
        </table:table-row>
        <table:table-row>
          <table:table-cell table:style-name="Tabelle1.A1" office:value-type="string">
            <text:p text:style-name="Table_20_Contents"><text:span text:style-name="Strong_20_Emphasis">E-Mail</text:span> <text:line-break/>Nutzung </text:p>
          </table:table-cell>
          <table:table-cell table:style-name="Tabelle1.A1" office:value-type="string">
            <text:p text:style-name="Table_20_Contents">gert.dorn@a-t-c.ch <text:line-break/>privat </text:p>
          </table:table-cell>
        </table:table-row>
      </table:table>
      <text:p text:style-name="Standard"/>
      <text:p text:style-name="Standard"/>
      <text:p text:style-name="P1">Übertragung per Tan auf CH Nummer</text:p>
      <text:p text:style-name="P1"/>
      <text:p text:style-name="P1"/>
      <text:h text:style-name="P8" text:outline-level="3">Ihr Verfügungslimit im Online Banking</text:h>
      <text:p text:style-name="P2">Sehr geehrter Herr Dorn,<text:line-break/><text:line-break/>um die Sicherheit im Online-Banking weiter zu erhöhen, reduzieren wir die Verfügungslimits im Online-Banking ab dem 12.09.2016. Ab diesem Zeitpunkt beträgt Ihr Tageslimit für Überweisungen 3.000 Euro. Überträge zwischen Ihren Konten beeinflussen das Tageslimit nicht.<text:line-break/><text:line-break/>Wenn Sie kurzfristig ein höheres Limit benötigen, können Sie es selbst im OnlineBanking unter www.sparkasse-nuernberg.de unter dem Punkt "Service" -&gt; "Serviceaufträge" -&gt; "Limitanpassung" auf bis zu 50.000 Euro für einen Tag erhöhen. Eine Anleitung hierfür finden Sie im Anhang. <text:line-break/><text:line-break/>Wenn Sie die automatische Reduzierung ihres Limits nicht wünschen, haben Sie bis zum 09.09.2016 die Möglichkeit der Anpassung zu widersprechen und mit Ihrem Berater ein individuelles Limit zu vereinbaren.<text:line-break/><text:line-break/></text:p>
      <text:p text:style-name="P7">Kosten SEPA èberweisungen von Deutschland nach Schweiz usw.</text:p>
      <text:p text:style-name="P3">Kosten Eingang SEPA</text:p>
      <text:p text:style-name="P3"/>
      <text:p text:style-name="P5">Hypo Privat</text:p>
      <text:p text:style-name="P4">Unterkonto pro - Darlehen vertrag</text:p>
      <text:p text:style-name="P3">Viele Einzelzahlungseingänge auf Portfolio Konto 20 Pers.</text:p>
      <text:p text:style-name="P3">Auszahlung Hypothek 100.000 <text:s/>(nicht in 10.000 schritten) ?</text:p>
      <text:p text:style-name="P3"/>
      <text:p text:style-name="P3">Durchlaufkonto pro Hypothek für Raten <text:span text:style-name="T1">Zahlung </text:span>? Kosten </text:p>
      <text:p text:style-name="P3"/>
      <text:p text:style-name="P3"/>
      <text:p text:style-name="P6">Fragen :</text:p>
      <text:p text:style-name="P6"/>
      <text:p text:style-name="P6">Anfragen für Klein und Verbraucherkredite .</text:p>
      <text:p text:style-name="P6">Können diese an die Sparkasse zur Abwicklung weitergegeben werden ? Provision ?</text:p>
      <text:p text:style-name="P6"/>
      <text:p text:style-name="P6">Restdeckung von Hypotheken wenn eine vollständige Finanzierung durch Schwarm nicht zustande kommt? <text:s/></text:p>
      <text:p text:style-name="P6"/>
      <text:p text:style-name="P6">Darlehensanfragen welche nicht durch die Sparkasse finanziert werden . </text:p>
      <text:p text:style-name="P6">Empfehlung für Hypo-Privat ?</text:p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06:10:12.065092364</meta:creation-date>
    <dc:date>2016-08-26T06:26:47.037803575</dc:date>
    <meta:editing-duration>PT4M54S</meta:editing-duration>
    <meta:editing-cycles>1</meta:editing-cycles>
    <meta:document-statistic meta:table-count="1" meta:image-count="0" meta:object-count="0" meta:page-count="2" meta:paragraph-count="31" meta:word-count="262" meta:character-count="1932" meta:non-whitespace-character-count="1668"/>
    <meta:generator>LibreOffice/5.1.4.2$Linux_X86_64 LibreOffice_project/10m0$Build-2</meta:generator>
  </office:meta>
</office:document-meta>
</file>